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Consolas" svg:font-family="Consolas" style:font-adornments="Regular" style:font-pitch="fixed"/>
    <style:font-face style:name="Monospace" svg:font-family="Monospace" style:font-adornments="Regular" style:font-pitch="fixed"/>
    <style:font-face style:name="David CLM1" svg:font-family="'David CLM'" style:font-pitch="variable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2d00e5f" officeooo:paragraph-rsid="045da5d9"/>
    </style:style>
    <style:style style:name="P5" style:family="paragraph" style:parent-style-name="Text_20_body">
      <style:text-properties officeooo:rsid="04d0d5e3" officeooo:paragraph-rsid="04d0d5e3"/>
    </style:style>
    <style:style style:name="P6" style:family="paragraph" style:parent-style-name="Text_20_body">
      <style:text-properties officeooo:rsid="04dacaf5" officeooo:paragraph-rsid="04fe5cf0"/>
    </style:style>
    <style:style style:name="P7" style:family="paragraph" style:parent-style-name="Text_20_body">
      <style:text-properties officeooo:rsid="04eeb64d" officeooo:paragraph-rsid="04eeb64d"/>
    </style:style>
    <style:style style:name="P8" style:family="paragraph" style:parent-style-name="Text_20_body">
      <style:text-properties officeooo:rsid="050fce88" officeooo:paragraph-rsid="050fce88"/>
    </style:style>
    <style:style style:name="P9" style:family="paragraph" style:parent-style-name="Text_20_body">
      <style:text-properties officeooo:rsid="05129952" officeooo:paragraph-rsid="05129952"/>
    </style:style>
    <style:style style:name="P10" style:family="paragraph" style:parent-style-name="Text_20_body">
      <style:text-properties officeooo:rsid="0515d7b5" officeooo:paragraph-rsid="0515d7b5"/>
    </style:style>
    <style:style style:name="P11" style:family="paragraph" style:parent-style-name="Text_20_body">
      <style:text-properties officeooo:rsid="05173bce" officeooo:paragraph-rsid="05173bce"/>
    </style:style>
    <style:style style:name="P12" style:family="paragraph" style:parent-style-name="Heading_20_2">
      <style:text-properties officeooo:paragraph-rsid="03f4cd97"/>
    </style:style>
    <style:style style:name="P13" style:family="paragraph" style:parent-style-name="Heading_20_2">
      <style:text-properties officeooo:rsid="04e18b02" officeooo:paragraph-rsid="04fe5cf0"/>
    </style:style>
    <style:style style:name="P14" style:family="paragraph" style:parent-style-name="Heading_20_2">
      <style:text-properties officeooo:rsid="04e65c9c" officeooo:paragraph-rsid="04e65c9c"/>
    </style:style>
    <style:style style:name="P15" style:family="paragraph" style:parent-style-name="Heading_20_2">
      <style:text-properties officeooo:rsid="04e6d15b" officeooo:paragraph-rsid="04e8bfc6"/>
    </style:style>
    <style:style style:name="P16" style:family="paragraph" style:parent-style-name="Heading_20_2">
      <style:text-properties officeooo:rsid="04ebfafe" officeooo:paragraph-rsid="04f0d3f1"/>
    </style:style>
    <style:style style:name="P17" style:family="paragraph" style:parent-style-name="Heading_20_2">
      <style:text-properties officeooo:rsid="04eee793" officeooo:paragraph-rsid="0501427f"/>
    </style:style>
    <style:style style:name="P18" style:family="paragraph" style:parent-style-name="Heading_20_2">
      <style:text-properties officeooo:rsid="04f0fe59" officeooo:paragraph-rsid="04f0fe59"/>
    </style:style>
    <style:style style:name="P19" style:family="paragraph" style:parent-style-name="Heading_20_2">
      <style:text-properties officeooo:rsid="05033681" officeooo:paragraph-rsid="05033681"/>
    </style:style>
    <style:style style:name="P20" style:family="paragraph" style:parent-style-name="Heading_20_2">
      <style:text-properties officeooo:rsid="050a0f88" officeooo:paragraph-rsid="050a0f88"/>
    </style:style>
    <style:style style:name="P21" style:family="paragraph" style:parent-style-name="Heading_20_2">
      <style:text-properties officeooo:rsid="050a9741" officeooo:paragraph-rsid="050a9741"/>
    </style:style>
    <style:style style:name="P22" style:family="paragraph" style:parent-style-name="Heading_20_2">
      <style:text-properties officeooo:rsid="050abd1e" officeooo:paragraph-rsid="050abd1e"/>
    </style:style>
    <style:style style:name="P23" style:family="paragraph" style:parent-style-name="Heading_20_2">
      <style:text-properties officeooo:rsid="050fce88" officeooo:paragraph-rsid="050fce88"/>
    </style:style>
    <style:style style:name="P24" style:family="paragraph" style:parent-style-name="Heading_20_2">
      <style:text-properties style:font-name="Consolas" fo:font-size="12pt" officeooo:rsid="04e6d15b" officeooo:paragraph-rsid="04e6d15b" style:font-size-asian="12pt" style:font-name-complex="David CLM1" style:font-size-complex="12pt"/>
    </style:style>
    <style:style style:name="P25" style:family="paragraph" style:parent-style-name="Heading_20_2">
      <style:text-properties style:font-name="Consolas" fo:font-size="12pt" officeooo:rsid="04e8bfc6" officeooo:paragraph-rsid="04e8bfc6" style:font-size-asian="12pt" style:font-name-complex="David CLM1" style:font-size-complex="12pt"/>
    </style:style>
    <style:style style:name="P26" style:family="paragraph" style:parent-style-name="Heading_20_2">
      <style:text-properties style:font-name="Consolas" fo:font-size="12pt" officeooo:rsid="04f9fdc4" officeooo:paragraph-rsid="04fe5cf0" style:font-size-asian="12pt" style:font-name-complex="David CLM1" style:font-size-complex="12pt"/>
    </style:style>
    <style:style style:name="P27" style:family="paragraph" style:parent-style-name="Heading_20_2">
      <style:text-properties style:font-name="Consolas" fo:font-size="12pt" officeooo:rsid="05173bce" officeooo:paragraph-rsid="05173bce" style:font-size-asian="12pt" style:font-name-complex="David CLM1" style:font-size-complex="12pt"/>
    </style:style>
    <style:style style:name="P28" style:family="paragraph" style:parent-style-name="Heading_20_2">
      <style:text-properties style:font-name="Consolas" fo:font-size="12pt" officeooo:rsid="05173bce" officeooo:paragraph-rsid="05184f91" style:font-size-asian="12pt" style:font-name-complex="David CLM1" style:font-size-complex="12pt"/>
    </style:style>
    <style:style style:name="P29" style:family="paragraph" style:parent-style-name="Standard">
      <style:text-properties officeooo:rsid="04d0d5e3" officeooo:paragraph-rsid="04d0d5e3"/>
    </style:style>
    <style:style style:name="P30" style:family="paragraph" style:parent-style-name="Text_20_body">
      <style:paragraph-properties fo:text-align="end" style:justify-single-word="false" style:writing-mode="rl-tb"/>
      <style:text-properties style:font-name="Consolas" fo:font-size="12pt" officeooo:rsid="04e36a88" officeooo:paragraph-rsid="04d2ac36" style:font-size-asian="12pt" style:font-name-complex="David CLM1" style:font-size-complex="12pt"/>
    </style:style>
    <style:style style:name="P31" style:family="paragraph" style:parent-style-name="Text_20_body">
      <style:paragraph-properties fo:text-align="end" style:justify-single-word="false" style:writing-mode="rl-tb"/>
      <style:text-properties officeooo:rsid="04d2ac36" officeooo:paragraph-rsid="04d2ac36"/>
    </style:style>
    <style:style style:name="P32" style:family="paragraph" style:parent-style-name="Text_20_body">
      <style:paragraph-properties fo:text-align="end" style:justify-single-word="false" style:writing-mode="rl-tb"/>
      <style:text-properties officeooo:rsid="04d9b344" officeooo:paragraph-rsid="04fe5cf0"/>
    </style:style>
    <style:style style:name="P33" style:family="paragraph" style:parent-style-name="Text_20_body">
      <style:paragraph-properties fo:text-align="end" style:justify-single-word="false" style:writing-mode="rl-tb"/>
      <style:text-properties officeooo:rsid="04dacaf5" officeooo:paragraph-rsid="04fe5cf0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4d76e15" officeooo:paragraph-rsid="04fe5cf0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4d9b344" officeooo:paragraph-rsid="04fe5cf0"/>
    </style:style>
    <style:style style:name="P36" style:family="paragraph" style:parent-style-name="כותרת_20_ותוכן_7e_LT_7e_Gliederung_20_1">
      <style:text-properties fo:font-size="12pt" officeooo:paragraph-rsid="04d0d5e3" style:font-size-asian="12pt" style:font-size-complex="12pt"/>
    </style:style>
    <style:style style:name="P37" style:family="paragraph" style:parent-style-name="כותרת_20_ותוכן_7e_LT_7e_Gliederung_20_1">
      <style:text-properties fo:font-size="12pt" officeooo:rsid="04d0eec2" officeooo:paragraph-rsid="04d0eec2" style:font-size-asian="12pt" style:font-size-complex="12pt"/>
    </style:style>
    <style:style style:name="P38" style:family="paragraph" style:parent-style-name="כותרת_20_ותוכן_7e_LT_7e_Gliederung_20_1">
      <style:text-properties fo:font-size="12pt" officeooo:rsid="04d208b6" officeooo:paragraph-rsid="04d208b6" style:font-size-asian="12pt" style:font-size-complex="12pt"/>
    </style:style>
    <style:style style:name="P39" style:family="paragraph" style:parent-style-name="כותרת_20_ותוכן_7e_LT_7e_Gliederung_20_1">
      <style:text-properties style:font-name="Consolas" fo:font-size="12pt" officeooo:rsid="04d0eec2" officeooo:paragraph-rsid="04d0eec2" style:font-size-asian="12pt" style:font-size-complex="12pt"/>
    </style:style>
    <style:style style:name="P40" style:family="paragraph" style:parent-style-name="Heading_20_3">
      <style:text-properties officeooo:rsid="04d45578" officeooo:paragraph-rsid="04fe5cf0"/>
    </style:style>
    <style:style style:name="P41" style:family="paragraph" style:parent-style-name="כותרת_20_ותוכן_7e_LT_7e_Gliederung_20_1">
      <style:paragraph-properties fo:margin-top="0.078in" fo:margin-bottom="0in" loext:contextual-spacing="false" fo:text-align="start" style:justify-single-word="false" style:writing-mode="lr-tb"/>
      <style:text-properties officeooo:rsid="04d45578" officeooo:paragraph-rsid="04fe5cf0"/>
    </style:style>
    <style:style style:name="P42" style:family="paragraph" style:parent-style-name="כותרת_20_ותוכן_7e_LT_7e_Gliederung_20_1">
      <style:paragraph-properties fo:margin-top="0.078in" fo:margin-bottom="0in" loext:contextual-spacing="false" fo:text-align="start" style:justify-single-word="false" style:writing-mode="lr-tb"/>
      <style:text-properties officeooo:rsid="04d45578" officeooo:paragraph-rsid="0505f4de"/>
    </style:style>
    <style:style style:name="P43" style:family="paragraph" style:parent-style-name="כותרת_20_ותוכן_7e_LT_7e_Gliederung_20_1">
      <style:paragraph-properties fo:margin-top="0.078in" fo:margin-bottom="0in" loext:contextual-spacing="false" fo:text-align="start" style:justify-single-word="false" style:writing-mode="lr-tb"/>
      <style:text-properties officeooo:rsid="04d76e15" officeooo:paragraph-rsid="04fe5cf0"/>
    </style:style>
    <style:style style:name="P44" style:family="paragraph" style:parent-style-name="כותרת_20_ותוכן_7e_LT_7e_Gliederung_20_1">
      <style:paragraph-properties fo:margin-top="0.078in" fo:margin-bottom="0in" loext:contextual-spacing="false" fo:text-align="end" style:justify-single-word="false" style:writing-mode="rl-tb"/>
      <style:text-properties officeooo:rsid="04dacaf5" officeooo:paragraph-rsid="04fe5cf0" style:font-name-complex="David CLM1"/>
    </style:style>
    <style:style style:name="P45" style:family="paragraph" style:parent-style-name="Text_20_body" style:list-style-name="L2">
      <style:text-properties officeooo:paragraph-rsid="03f4cd97"/>
    </style:style>
    <style:style style:name="P46" style:family="paragraph" style:parent-style-name="Text_20_body" style:list-style-name="L2">
      <style:text-properties officeooo:rsid="04eeb64d" officeooo:paragraph-rsid="04eeb64d"/>
    </style:style>
    <style:style style:name="P47" style:family="paragraph" style:parent-style-name="Text_20_body" style:list-style-name="L2">
      <style:text-properties officeooo:rsid="05135141" officeooo:paragraph-rsid="05135141"/>
    </style:style>
    <style:style style:name="P48" style:family="paragraph" style:parent-style-name="Text_20_body">
      <style:text-properties officeooo:rsid="04d45578" officeooo:paragraph-rsid="051ba74f"/>
    </style:style>
    <style:style style:name="P49" style:family="paragraph" style:parent-style-name="Heading_20_1">
      <style:text-properties officeooo:rsid="05188e8f" officeooo:paragraph-rsid="05188e8f"/>
    </style:style>
    <style:style style:name="P50" style:family="paragraph" style:parent-style-name="Heading_20_2" style:list-style-name="L1">
      <style:text-properties style:font-name="Consolas" fo:font-size="12pt" officeooo:rsid="04e36a88" officeooo:paragraph-rsid="04fe5cf0" style:font-size-asian="12pt" style:font-name-complex="David CLM1" style:font-size-complex="12pt"/>
    </style:style>
    <style:style style:name="P51" style:family="paragraph" style:parent-style-name="Heading_20_2" style:list-style-name="L1">
      <style:text-properties officeooo:rsid="04e36a88" officeooo:paragraph-rsid="04fe5cf0"/>
    </style:style>
    <style:style style:name="P52" style:family="paragraph" style:parent-style-name="Heading_20_2">
      <style:text-properties officeooo:rsid="04d45578" officeooo:paragraph-rsid="04f0fe59"/>
    </style:style>
    <style:style style:name="P53" style:family="paragraph" style:parent-style-name="Heading_20_3">
      <style:text-properties fo:font-weight="bold" style:font-weight-asian="bold" style:font-weight-complex="bold"/>
    </style:style>
    <style:style style:name="T1" style:family="text">
      <style:text-properties officeooo:rsid="033bd0c4"/>
    </style:style>
    <style:style style:name="T2" style:family="text">
      <style:text-properties officeooo:rsid="0453d4d8"/>
    </style:style>
    <style:style style:name="T3" style:family="text">
      <style:text-properties fo:color="#0000ff" style:font-name="Consolas" fo:font-size="12pt" style:font-size-asian="12pt" style:font-size-complex="12pt"/>
    </style:style>
    <style:style style:name="T4" style:family="text">
      <style:text-properties fo:color="#0000ff" style:font-name="Consolas" fo:font-size="12pt" officeooo:rsid="04dacaf5" style:font-size-asian="12pt" style:font-size-complex="12pt"/>
    </style:style>
    <style:style style:name="T5" style:family="text">
      <style:text-properties fo:color="#0000ff" style:font-name="Consolas" fo:font-size="12pt" officeooo:rsid="0506db9e" style:font-size-asian="12pt" style:font-size-complex="12pt"/>
    </style:style>
    <style:style style:name="T6" style:family="text">
      <style:text-properties style:font-name="Consolas"/>
    </style:style>
    <style:style style:name="T7" style:family="text">
      <style:text-properties style:font-name="Consolas" officeooo:rsid="04d0eec2"/>
    </style:style>
    <style:style style:name="T8" style:family="text">
      <style:text-properties style:font-name="Consolas" officeooo:rsid="04d0d5e3"/>
    </style:style>
    <style:style style:name="T9" style:family="text">
      <style:text-properties style:font-name="Consolas" officeooo:rsid="04d208b6"/>
    </style:style>
    <style:style style:name="T10" style:family="text">
      <style:text-properties style:font-name="Consolas" fo:font-size="12pt" style:font-size-asian="12pt" style:font-size-complex="12pt"/>
    </style:style>
    <style:style style:name="T11" style:family="text">
      <style:text-properties style:font-name="Consolas" fo:font-size="12pt" officeooo:rsid="04d9b344" style:font-size-asian="12pt" style:font-size-complex="12pt"/>
    </style:style>
    <style:style style:name="T12" style:family="text">
      <style:text-properties style:font-name="Consolas" fo:font-size="12pt" officeooo:rsid="04dacaf5" style:font-size-asian="12pt" style:font-size-complex="12pt"/>
    </style:style>
    <style:style style:name="T13" style:family="text">
      <style:text-properties style:font-name="Consolas" fo:font-size="12pt" officeooo:rsid="04dc2f54" style:font-size-asian="12pt" style:font-size-complex="12pt"/>
    </style:style>
    <style:style style:name="T14" style:family="text">
      <style:text-properties style:font-name="Consolas" fo:font-size="12pt" officeooo:rsid="04dcec13" style:font-size-asian="12pt" style:font-size-complex="12pt"/>
    </style:style>
    <style:style style:name="T15" style:family="text">
      <style:text-properties style:font-name="Consolas" fo:font-size="12pt" officeooo:rsid="04dfd8ed" style:font-size-asian="12pt" style:font-size-complex="12pt"/>
    </style:style>
    <style:style style:name="T16" style:family="text">
      <style:text-properties style:font-name="Consolas" fo:font-size="12pt" style:font-size-asian="12pt" style:font-name-complex="David CLM1" style:font-size-complex="12pt"/>
    </style:style>
    <style:style style:name="T17" style:family="text">
      <style:text-properties style:font-name="Consolas" fo:font-size="12pt" officeooo:rsid="04dacaf5" style:font-size-asian="12pt" style:font-name-complex="David CLM1" style:font-size-complex="12pt"/>
    </style:style>
    <style:style style:name="T18" style:family="text">
      <style:text-properties style:font-name="Consolas" fo:font-size="12pt" officeooo:rsid="04e36a88" style:font-size-asian="12pt" style:font-name-complex="David CLM1" style:font-size-complex="12pt"/>
    </style:style>
    <style:style style:name="T19" style:family="text">
      <style:text-properties style:font-name="Consolas" fo:font-size="12pt" officeooo:rsid="04e6d15b" style:font-size-asian="12pt" style:font-name-complex="David CLM1" style:font-size-complex="12pt"/>
    </style:style>
    <style:style style:name="T20" style:family="text">
      <style:text-properties style:font-name="Consolas" fo:font-size="12pt" officeooo:rsid="04e8bfc6" style:font-size-asian="12pt" style:font-name-complex="David CLM1" style:font-size-complex="12pt"/>
    </style:style>
    <style:style style:name="T21" style:family="text">
      <style:text-properties style:font-name="Consolas" fo:font-size="12pt" officeooo:rsid="04ed226f" style:font-size-asian="12pt" style:font-name-complex="David CLM1" style:font-size-complex="12pt"/>
    </style:style>
    <style:style style:name="T22" style:family="text">
      <style:text-properties style:font-name="Consolas" fo:font-size="12pt" officeooo:rsid="04eee793" style:font-size-asian="12pt" style:font-name-complex="David CLM1" style:font-size-complex="12pt"/>
    </style:style>
    <style:style style:name="T23" style:family="text">
      <style:text-properties style:font-name="Consolas" fo:font-size="12pt" officeooo:rsid="04efbbf1" style:font-size-asian="12pt" style:font-name-complex="David CLM1" style:font-size-complex="12pt"/>
    </style:style>
    <style:style style:name="T24" style:family="text">
      <style:text-properties style:font-name="Consolas" fo:font-size="12pt" officeooo:rsid="04f0d3f1" style:font-size-asian="12pt" style:font-name-complex="David CLM1" style:font-size-complex="12pt"/>
    </style:style>
    <style:style style:name="T25" style:family="text">
      <style:text-properties style:font-name="Consolas" fo:font-size="12pt" officeooo:rsid="04f40942" style:font-size-asian="12pt" style:font-name-complex="David CLM1" style:font-size-complex="12pt"/>
    </style:style>
    <style:style style:name="T26" style:family="text">
      <style:text-properties style:font-name="Consolas" fo:font-size="12pt" officeooo:rsid="04f41080" style:font-size-asian="12pt" style:font-name-complex="David CLM1" style:font-size-complex="12pt"/>
    </style:style>
    <style:style style:name="T27" style:family="text">
      <style:text-properties style:font-name="Consolas" fo:font-size="12pt" officeooo:rsid="04f4b71b" style:font-size-asian="12pt" style:font-name-complex="David CLM1" style:font-size-complex="12pt"/>
    </style:style>
    <style:style style:name="T28" style:family="text">
      <style:text-properties style:font-name="Consolas" fo:font-size="12pt" officeooo:rsid="04f6218c" style:font-size-asian="12pt" style:font-name-complex="David CLM1" style:font-size-complex="12pt"/>
    </style:style>
    <style:style style:name="T29" style:family="text">
      <style:text-properties style:font-name="Consolas" fo:font-size="12pt" officeooo:rsid="04f74afe" style:font-size-asian="12pt" style:font-name-complex="David CLM1" style:font-size-complex="12pt"/>
    </style:style>
    <style:style style:name="T30" style:family="text">
      <style:text-properties style:font-name="Consolas" fo:font-size="12pt" officeooo:rsid="04f9fdc4" style:font-size-asian="12pt" style:font-name-complex="David CLM1" style:font-size-complex="12pt"/>
    </style:style>
    <style:style style:name="T31" style:family="text">
      <style:text-properties style:font-name="Consolas" fo:font-size="12pt" officeooo:rsid="0502fc0c" style:font-size-asian="12pt" style:font-name-complex="David CLM1" style:font-size-complex="12pt"/>
    </style:style>
    <style:style style:name="T32" style:family="text">
      <style:text-properties style:font-name="Consolas" fo:font-size="12pt" officeooo:rsid="0508db33" style:font-size-asian="12pt" style:font-name-complex="David CLM1" style:font-size-complex="12pt"/>
    </style:style>
    <style:style style:name="T33" style:family="text">
      <style:text-properties style:font-name="Consolas" fo:font-size="12pt" officeooo:rsid="050a0f88" style:font-size-asian="12pt" style:font-name-complex="David CLM1" style:font-size-complex="12pt"/>
    </style:style>
    <style:style style:name="T34" style:family="text">
      <style:text-properties style:font-name="Consolas" fo:font-size="12pt" officeooo:rsid="050a9741" style:font-size-asian="12pt" style:font-name-complex="David CLM1" style:font-size-complex="12pt"/>
    </style:style>
    <style:style style:name="T35" style:family="text">
      <style:text-properties style:font-name="Consolas" fo:font-size="12pt" officeooo:rsid="050bd0f5" style:font-size-asian="12pt" style:font-name-complex="David CLM1" style:font-size-complex="12pt"/>
    </style:style>
    <style:style style:name="T36" style:family="text">
      <style:text-properties style:font-name="Consolas" fo:font-size="12pt" officeooo:rsid="050c5105" style:font-size-asian="12pt" style:font-name-complex="David CLM1" style:font-size-complex="12pt"/>
    </style:style>
    <style:style style:name="T37" style:family="text">
      <style:text-properties style:font-name="Consolas" fo:font-size="12pt" officeooo:rsid="05134640" style:font-size-asian="12pt" style:font-name-complex="David CLM1" style:font-size-complex="12pt"/>
    </style:style>
    <style:style style:name="T38" style:family="text">
      <style:text-properties style:font-name="Consolas" fo:font-size="12pt" fo:font-weight="bold" style:font-size-asian="12pt" style:font-weight-asian="bold" style:font-name-complex="David CLM1" style:font-size-complex="12pt" style:font-weight-complex="bold"/>
    </style:style>
    <style:style style:name="T39" style:family="text">
      <style:text-properties style:font-name="Consolas" fo:font-size="12pt" fo:font-weight="bold" officeooo:rsid="04f9fdc4" style:font-size-asian="12pt" style:font-weight-asian="bold" style:font-name-complex="David CLM1" style:font-size-complex="12pt" style:font-weight-complex="bold"/>
    </style:style>
    <style:style style:name="T40" style:family="text">
      <style:text-properties style:font-name="Consolas" fo:font-size="12pt" fo:font-weight="normal" style:font-size-asian="12pt" style:font-weight-asian="normal" style:font-name-complex="David CLM1" style:font-size-complex="12pt" style:font-weight-complex="normal"/>
    </style:style>
    <style:style style:name="T41" style:family="text">
      <style:text-properties style:font-name="Consolas" fo:font-size="12pt" fo:font-style="italic" style:font-size-asian="12pt" style:font-style-asian="italic" style:font-name-complex="David CLM1" style:font-size-complex="12pt" style:font-style-complex="italic"/>
    </style:style>
    <style:style style:name="T42" style:family="text">
      <style:text-properties style:font-name="Consolas" fo:font-size="12pt" fo:font-style="italic" officeooo:rsid="050a0f88" style:font-size-asian="12pt" style:font-style-asian="italic" style:font-name-complex="David CLM1" style:font-size-complex="12pt" style:font-style-complex="italic"/>
    </style:style>
    <style:style style:name="T43" style:family="text">
      <style:text-properties style:font-name="Consolas" officeooo:rsid="04d2183e"/>
    </style:style>
    <style:style style:name="T44" style:family="text">
      <style:text-properties fo:color="#800080" style:font-name="Consolas" fo:font-size="12pt" officeooo:rsid="04d76e15" style:font-size-asian="12pt" style:font-size-complex="12pt"/>
    </style:style>
    <style:style style:name="T45" style:family="text">
      <style:text-properties fo:color="#800080" style:font-name="Consolas" fo:font-size="12pt" officeooo:rsid="04dacaf5" style:font-size-asian="12pt" style:font-size-complex="12pt"/>
    </style:style>
    <style:style style:name="T46" style:family="text">
      <style:text-properties officeooo:rsid="04d76e15"/>
    </style:style>
    <style:style style:name="T47" style:family="text">
      <style:text-properties style:use-window-font-color="true" style:font-name="Consolas" fo:font-size="12pt" style:font-size-asian="12pt" style:font-size-complex="12pt"/>
    </style:style>
    <style:style style:name="T48" style:family="text">
      <style:text-properties officeooo:rsid="04dacaf5"/>
    </style:style>
    <style:style style:name="T49" style:family="text">
      <style:text-properties officeooo:rsid="04dcec13"/>
    </style:style>
    <style:style style:name="T50" style:family="text">
      <style:text-properties officeooo:rsid="05033681"/>
    </style:style>
    <style:style style:name="T51" style:family="text">
      <style:text-properties officeooo:rsid="05052be0"/>
    </style:style>
    <style:style style:name="T52" style:family="text">
      <style:text-properties officeooo:rsid="050fce88"/>
    </style:style>
    <style:style style:name="T53" style:family="text">
      <style:text-properties officeooo:rsid="051168f2"/>
    </style:style>
    <style:style style:name="T54" style:family="text">
      <style:text-properties officeooo:rsid="05154b7b"/>
    </style:style>
    <style:style style:name="T55" style:family="text">
      <style:text-properties officeooo:rsid="0515d7b5"/>
    </style:style>
    <style:style style:name="T56" style:family="text">
      <style:text-properties officeooo:rsid="05165828"/>
    </style:style>
    <style:style style:name="T57" style:family="text">
      <style:text-properties officeooo:rsid="05184f9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9" text:outline-level="1">המרות סוגים ומידע על סוגים בזמן ריצה</text:h>
      <text:p text:style-name="P5">בשפת סי, כשרוצים להמיר סוג, משתמשים בסוגריים. <text:span text:style-name="T46">יש הרבה סוגים של המרות וכולן מתבצעות באותו אופן. למשל:</text:span></text:p>
      <text:p text:style-name="P36"><text:span text:style-name="T8">double d = 3.0;</text:span><text:span text:style-name="T7"> <text:s/></text:span><text:span text:style-name="T6">int i = (int) d;</text:span><text:span text:style-name="T7"> <text:s text:c="2"/>// המרת מספרים</text:span></text:p>
      <text:p text:style-name="P39">const int* cp = &amp;i; <text:s text:c="2"/>int *ncp = (int*)cp; <text:s/>// המרה עוקפת קונסט</text:p>
      <text:p text:style-name="P37"><text:span text:style-name="T6">double* dP = (double*)ncp;</text:span><text:span text:style-name="T9"> <text:s/>// המרת פוינטר מסוג אחד לפוינטר מסוג אחר</text:span></text:p>
      <text:p text:style-name="P38"><text:span text:style-name="T9">B</text:span><text:span text:style-name="T6">ase *baseP1 = new Derived; <text:s/>Derived *derP1 = (derP*)baseP1;</text:span><text:span text:style-name="T43"> // המרת פוינטר בסיס שמצביע למחלקה יורשת, לפוינטר מהסוג הנכון.</text:span></text:p>
      <text:p text:style-name="P38"><text:span text:style-name="T6">Base *baseP2 = new Base; <text:s/>Derived *derP2 = (derP*)baseP2;</text:span><text:span text:style-name="T43"> // המרת פוינטר בסיס שמצביע למחלקת בסיס, לפוינטר מהסוג הלא-נכון.</text:span></text:p>
      <text:p text:style-name="P29"/>
      <text:p text:style-name="P29"/>
      <text:p text:style-name="P31">בשפת ++C, המרות מתבצעות ע"י אופרטורים מיוחדים<text:span text:style-name="T46"> - לכל סוג של המרה יש אופרטור עם שם משמעותי, שעוזר לקורא להבין איזו המרה בדיוק מתבצעת כאן. <text:s/>אנחנו נציג אותם מהנדיר לנפוץ.</text:span></text:p>
      <text:p text:style-name="P31">---</text:p>
      <text:p text:style-name="P30"/>
      <text:p text:style-name="P53">const_cast</text:p>
      <text:p text:style-name="P14"><text:span text:style-name="T16">האופרטור const_cast משמש להמרת מצביע</text:span><text:span text:style-name="T19"> או רפרנס </text:span><text:span text:style-name="T16">קבוע (const) </text:span><text:span text:style-name="T19">למצביע/רפרנס רגיל (לא const). הוא למעשה אומר לקומפיילר להתעלם מהבדיקה של const.</text:span></text:p>
      <text:p text:style-name="P24">אופרטור זה משמש במקרים נדירים מאד. בדרך-כלל, שימוש באופרטור זה מראה על שגיאה בתיכנון המחלקה. צריך לתכנן את המחלקה נכון כך שכל מה שצריך להיות const אכן יהיה const. </text:p>
      <text:p text:style-name="P15"><text:span text:style-name="T16">מתי בכל-זאת משתמשים בו? כשאנחנו מקבלים קוד ישן של מתכנת שעשה שגיאה ולא סימן פונקציה מסויימת כ-const למרות שבפועל היא כן const (לא משנה את העצם שהיא מקבלת כפרמטר). <text:s/>אם יש לנו גישה לקוד המקור - נשנה אותו ונסמן את הפונקציה כ-const. אבל לפעמים אין לנו גישה לקוד המקור אלא רק לקובץ הבינארי המקומפל. במקרה זה, </text:span><text:span text:style-name="T20">אנחנו משתמשים בconst_cast כדי להגיד לקומפיילר "סמוך עלינו, בדקנו ואנחנו יודעים שהפונקציה לא משנה את הארגומנט שלה, יהיה בסדר". </text:span></text:p>
      <text:p text:style-name="P25">כמו במקרים רבים אחרים בחיים, כשמישהו אומר "סמוך עליי" זה עלול להיות פתח לצרות... לכן בדרך-כלל לא נשתמש בהמרה זו.</text:p>
      <text:p text:style-name="P25"/>
      <text:p text:style-name="P53">reinterpret_cast</text:p>
      <text:p text:style-name="P16"><text:span text:style-name="T16">האופרטור reinterpret_cast משמש להמרת </text:span><text:span text:style-name="T22">פוינטר או רפרנס מסוג </text:span><text:span text:style-name="T16">אחד לסוג אחר. האופרטור לא מבצע שום בדיקה - לא בזמן קימפול ולא בזמן ריצה.</text:span><text:span text:style-name="T23"> </text:span><text:span text:style-name="T24">כמו const_cast, הוא למעשה אומר לקומפיילר להתעלם מבדיקות הטיפוסים הרגילות שהוא מבצע, ולסמוך עלינו שאנחנו יודעים מה אנחנו עושים</text:span><text:span text:style-name="T28">. זה מסוכן ועלול לגרום לשגיאות לוגיות וערכים לא מוגדרים</text:span><text:span text:style-name="T24">.</text:span><text:span text:style-name="T27"> <text:s/>ראו תיקיה 4.</text:span></text:p>
      <text:p text:style-name="P18"><text:span text:style-name="T25">אם </text:span><text:span text:style-name="T16">reinterpret_cast</text:span><text:span text:style-name="T25"> כל-כך מסוכן, למה בכל-זאת משתמשים בו? שימוש לגיטימי הוא </text:span><text:span text:style-name="T16">כשרוצים לתרגם מחלקה כלשהי לבינארית לצורך כתיבה לקובץ בינארי (למשל קובץ תמונה).</text:span><text:span text:style-name="T26"> ראו </text:span><text:span text:style-name="T30">דוגמה בתיקיה 5.</text:span></text:p>
      <text:p text:style-name="P52"><text:span text:style-name="T30"/></text:p>
      <text:p text:style-name="P53">static_cast</text:p>
      <text:p text:style-name="P48"><text:span text:style-name="T50">ה</text:span>אופרטור static_cast משמש להמרה <text:span text:style-name="T50">המתבצעת ע"י פונקציה ידועה בזמן קומפילציה. לדוגמה:</text:span></text:p>
      <text:p text:style-name="P43"><text:span text:style-name="T3">double</text:span><text:span text:style-name="T47"> d = 12.45;</text:span></text:p>
      <text:p text:style-name="P41"><text:span text:style-name="T3">int</text:span><text:span text:style-name="T10"> i = </text:span><text:span text:style-name="T3">static_cast</text:span><text:span text:style-name="T10">&lt;</text:span><text:span text:style-name="T3">int</text:span><text:span text:style-name="T10">&gt;(</text:span><text:span text:style-name="T44">d</text:span><text:span text:style-name="T10">);</text:span></text:p>
      <text:p text:style-name="P34">זו המרה של מספר ממשי למספר שלם, המתבצעת ע"י פעולה ידועה - לקיחת החלק השלם בלבד. באותו אופן אפשר להמיר מספר שלם למספר ממשי. </text:p>
      <text:p text:style-name="P34"/>
      <text:p text:style-name="P35">למה זה עדיף על המרה בעזרת סוגריים כמו בסי - </text:p>
      <text:p text:style-name="P41"><text:span text:style-name="T3">int</text:span><text:span text:style-name="T10"> i = </text:span><text:span text:style-name="T11">(</text:span><text:span text:style-name="T3">int</text:span><text:span text:style-name="T11">)</text:span><text:span text:style-name="T12">d</text:span><text:span text:style-name="T10">;</text:span></text:p>
      <text:p text:style-name="P32">? משתי סיבות<text:span text:style-name="T51">:</text:span></text:p>
      <text:p text:style-name="P32">א. <text:span text:style-name="T48">קל יותר למצוא המרות בקוד - פשוט מחפשים את המחרוזת static_cast. </text:span></text:p>
      <text:p text:style-name="P33">ב. ההמרה בעזרת סוגריים עלולה להיות שגויה. למשל, בעזרת סוגריים אפשר להמיר מצביע למספר ממשי למצביע למספר שלם:</text:p>
      <text:p text:style-name="P42"><text:span text:style-name="T3">int</text:span><text:span text:style-name="T4">*</text:span><text:span text:style-name="T10"> i</text:span><text:span text:style-name="T12">p</text:span><text:span text:style-name="T10"> = </text:span><text:span text:style-name="T11">(</text:span><text:span text:style-name="T3">int</text:span><text:span text:style-name="T5">*</text:span><text:span text:style-name="T11">)</text:span><text:span text:style-name="T44">d</text:span><text:span text:style-name="T45">p</text:span><text:span text:style-name="T10">;</text:span></text:p>
      <text:p text:style-name="P6">ההמרה נראית בדיוק כמו קודם אבל היא שגויה - התוצאה תהיה זבל.<text:span text:style-name="T49"> </text:span>לעומת זאת, <text:span text:style-name="T49">אם נכתוב:</text:span></text:p>
      <text:p text:style-name="P41"><text:span text:style-name="T3">int</text:span><text:span text:style-name="T4">*</text:span><text:span text:style-name="T10"> i</text:span><text:span text:style-name="T12">p</text:span><text:span text:style-name="T10"> = </text:span><text:span text:style-name="T3">static_cast</text:span><text:span text:style-name="T10">&lt;</text:span><text:span text:style-name="T3">int</text:span><text:span text:style-name="T5">*</text:span><text:span text:style-name="T10">&gt;(</text:span><text:span text:style-name="T44">d</text:span><text:span text:style-name="T45">p</text:span><text:span text:style-name="T10">);</text:span></text:p>
      <text:p text:style-name="P44"><text:span text:style-name="T14">הקומפיילר </text:span><text:span text:style-name="T10">יציל אותנו </text:span><text:span text:style-name="T13">מנפילה לפח הזבל</text:span><text:span text:style-name="T10"> בכך שיכריז על שגיאת קומפילציה - אין המרה סטטית המאפשרת להמיר מצביע לממשי למצביע לשלם</text:span><text:span text:style-name="T15"> (ראו תיקיה 4)</text:span><text:span text:style-name="T10">.</text:span></text:p>
      <text:p text:style-name="P13"><text:span text:style-name="T17">א</text:span><text:span text:style-name="T16">יך זה עובד עם מחלקות</text:span><text:span text:style-name="T18">?</text:span></text:p>
      <text:list xml:id="list225946333" text:style-name="L1">
        <text:list-item>
          <text:p text:style-name="P50">static_cast חוסם המרות בין מצביעי-מחלקות שאין ביניהן קשר (אף אחת לא יורשת מהשניה).</text:p>
        </text:list-item>
        <text:list-item>
          <text:p text:style-name="P51"><text:span text:style-name="T16">static_cast מאפשר המרה של מצביע למחלקה יורשת אל מצביע למחלקת הבסיס - והמרה כזאת היא בטוחה</text:span><text:span text:style-name="T21"> (אבל היא מתבצעת אוטומטית גם בלי static_cast).</text:span></text:p>
        </text:list-item>
        <text:list-item>
          <text:p text:style-name="P51"><text:span text:style-name="T16">static_cast מאפשר גם המרה של מצביע למחלקת בסיס אל מצביע למחלקה יורשת - והמרה כזאת היא </text:span><text:span text:style-name="T38">מסוכנת </text:span><text:span text:style-name="T16">- היא נכונה רק אם המצביע המומר אכן הצביע לעצם מהסוג של המחלקה היורשת. <text:s/></text:span><text:span text:style-name="T38">לא מתבצעת </text:span><text:span text:style-name="T40">כל </text:span><text:span text:style-name="T16">בדיקה לנושא זה ולכן זו סכנה - עדיף במקרה זה להשתמש ב-dynamic_cast שנלמד בהמשך.</text:span></text:p>
        </text:list-item>
      </text:list>
      <text:p text:style-name="P26"/>
      <text:p text:style-name="P17"><text:span text:style-name="T39">שימו לב</text:span><text:span text:style-name="T30">: כשמשתמשים ב-static_cast, בדרך-כלל הקומפיילר מכניס פקודה כלשהי שתתבצע בזמן ריצה. כשמשתמשים ב-const_cast או reinterpret_cast, הקומפיילר לא מכניס שום פקודה לביצוע בזמן ריצה - ההוראה משפיעה על הקומפילציה בלבד.</text:span><text:span text:style-name="T27"> <text:s/></text:span><text:span text:style-name="T29">לא מאמינים? בדקו ב-godbolt.org</text:span><text:span text:style-name="T31">.</text:span></text:p>
      <text:p text:style-name="P26"/>
      <text:p text:style-name="P53">dynamic_cast</text:p>
      <text:p text:style-name="P19"><text:span text:style-name="T16">האופרטור</text:span><text:span text:style-name="T32"> dynamic_cast</text:span><text:span text:style-name="T16"> </text:span><text:span text:style-name="T32">משמש להמרה </text:span><text:span text:style-name="T33">של פוינטר/רפרנס למחלקת-בסיס </text:span><text:span text:style-name="T42">עם שיטות וירטואליות</text:span><text:span text:style-name="T33">, אל פוינטר/רפרנס למחלקה יורשת שלה. <text:s/>כשמשתמשים באופרטור זה, הקומפיילר מכניס בדיקה, המתבצעת בזמן ריצה, אם העצם שמצביעים אליו אכן מתאים לסוג שאליו רוצים להמיר.</text:span></text:p>
      <text:p text:style-name="P20"><text:span text:style-name="T16">לדוגמה, אם יש לנו מצביע מסוג Shape לעצם מסוג Circle, אפשר להמיר אותו ע"י המרה דינמית למצביע מסוג Circle. אבל, אם ננסה להמיר אותו למצביע מסוג Square, האופרטור יחזיר </text:span><text:span text:style-name="T34">null.</text:span></text:p>
      <text:p text:style-name="P21"><text:span text:style-name="T16">אם ננסה להמיר רפרנס במקום מצביע - לא נקבל null (כי אין רפרנס כזה) אלא נקבל חריגה - bad_</text:span><text:span text:style-name="T36">cast</text:span><text:span text:style-name="T16">.</text:span></text:p>
      <text:p text:style-name="P22"><text:span text:style-name="T16">הבדיקה מתבצעת לפי </text:span><text:span text:style-name="T41">סוג העצם בזמן ריצה</text:span><text:span text:style-name="T16">. <text:s text:c="3"/>לכן, אפשר לבצע בדיקה זו רק אם העצם הוא ממחלקה שיש לה מידע על סוגים בזמן ריצה - כלומר מחלקה שיש לה טבלת שיטות וירטואליות. <text:s/>אם למחלקת הבסיס אין שיטות וירטואליות - הקומפיילר לא ייתן לנו להשתמש ב-dynamic_cast.</text:span></text:p>
      <text:p text:style-name="P22"><text:span text:style-name="T16">אפשר להשתמש ב-dynamic_cast כדי לדמות את אופרטור instanceof</text:span><text:span text:style-name="T35">. ראו דוגמה בתיקיה </text:span><text:span text:style-name="T37">6</text:span><text:span text:style-name="T35">.</text:span></text:p>
      <text:p text:style-name="P27">שימו לב: dynamic_cast היא פעולה "יקרה" בזמן ריצה - היא צריכה לעבור על כל עץ הירושה כדי לקבוע אם ההמרה תקינה או לא.</text:p>
      <text:p text:style-name="P27"/>
      <text:p text:style-name="P23">מידע על סוגים בזמן ריצה - RTTI</text:p>
      <text:p text:style-name="Text_20_body">ה<text:span text:style-name="T52">אופרטור dynamic_cast משתמש במידע על סוג העצם בזמן ריצה. </text:span></text:p>
      <text:p text:style-name="P8">אנחנו יכולים לגשת למידע הזה ישירות בעצמנו, בעזרת האופרטור <text:span text:style-name="T53">typeid</text:span>.</text:p>
      <text:p text:style-name="P9">כשמריצים typeid על עצם, מקבלים מצביע למבנה המכיל <text:span text:style-name="T55">מידע על סוג העצם, כגון השם שלו (השיטה name), האינדקס שלו, ועוד. </text:span></text:p>
      <text:p text:style-name="P10">אם העצם הוא מסוג סטטי - המידע נקבע בזמן קומפילציה. אם העצם הוא מסוג פולימורפי (- צאצא של עצם עם פונקציות וירטואליות), אז הקריאה ל-typeid יוצרת פעולה בזמן ריצה הפונה לטבלה הוירטואלית ושולפת משם את סוג העצם.<text:span text:style-name="T56"> ראו דוגמה בתיקיה 6.</text:span></text:p>
      <text:p text:style-name="P11">זמן הריצה - O(1) - לא צריך לעבור על כל עץ הירושה אלא רק ללכת לטבלה הוירטואלית של המחלקה הנוכחית.</text:p>
      <text:p text:style-name="P28">שימו לב<text:span text:style-name="T57">: אפשר להגיד לקומפיילר שלא ישמור בכלל מידע על סוגים בזמן ריצה, כך שלא יהיה לנו dynamic_cast ולא typeid. <text:s/>בקומפיילר של ויז'ואל סטודיו זו ברירת המחדל - כדי לחסוך זמן ומקום בזיכרון. אם רוצים להשתמש באפשרויות האלו צריך לשנות את ההגדרות של הקומפיילר.</text:span></text:p>
      <text:p text:style-name="P28"/>
      <text:p text:style-name="P12">מקורות</text:p>
      <text:list xml:id="list1188602229" text:style-name="L2">
        <text:list-item>
          <text:p text:style-name="P45">מצג<text:span text:style-name="T2">ו</text:span>ת של<text:span text:style-name="T1"> </text:span>אופיר פלא<text:span text:style-name="T2"> ומירי בן-ניסן.</text:span></text:p>
        </text:list-item>
        <text:list-item>
          <text:p text:style-name="P46">http://en.cppreference.com/w/cpp/language/reinterpret_cast</text:p>
        </text:list-item>
        <text:list-item>
          <text:p text:style-name="P46">https://stackoverflow.com/q/103512/827927<text:span text:style-name="T54"> - למה להשתמש בstatic_cast?</text:span></text:p>
        </text:list-item>
        <text:list-item>
          <text:p text:style-name="P47">http://en.cppreference.com/w/cpp/language/typeid</text:p>
        </text:list-item>
      </text:list>
      <text:p text:style-name="P7"/>
      <text:p text:style-name="P4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Consolas" svg:font-family="Consolas" style:font-adornments="Regular" style:font-pitch="fixed"/>
    <style:font-face style:name="Monospace" svg:font-family="Monospace" style:font-adornments="Regular" style:font-pitch="fixed"/>
    <style:font-face style:name="David CLM1" svg:font-family="'David CLM'" style:font-pitch="variable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Gliederung_20_1" style:display-name="שקופית כותרת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Gliederung_20_2" style:display-name="שקופית כותרת~LT~Gliederung 2" style:family="paragraph" style:parent-style-name="שקופית_20_כותרת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3" style:display-name="שקופית כותרת~LT~Gliederung 3" style:family="paragraph" style:parent-style-name="שקופית_20_כותרת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4" style:display-name="שקופית כותרת~LT~Gliederung 4" style:family="paragraph" style:parent-style-name="שקופית_20_כותרת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5" style:display-name="שקופית כותרת~LT~Gliederung 5" style:family="paragraph" style:parent-style-name="שקופית_20_כותרת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6" style:display-name="שקופית כותרת~LT~Gliederung 6" style:family="paragraph" style:parent-style-name="שקופית_20_כותרת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7" style:display-name="שקופית כותרת~LT~Gliederung 7" style:family="paragraph" style:parent-style-name="שקופית_20_כותרת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8" style:display-name="שקופית כותרת~LT~Gliederung 8" style:family="paragraph" style:parent-style-name="שקופית_20_כותרת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9" style:display-name="שקופית כותרת~LT~Gliederung 9" style:family="paragraph" style:parent-style-name="שקופית_20_כותרת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Titel" style:display-name="שקופית כותרת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Untertitel" style:display-name="שקופית 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Notizen" style:display-name="שקופית 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Hintergrundobjekte" style:display-name="שקופית 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Hintergrund" style:display-name="שקופית 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Gliederung_20_1" style:display-name="כותרת ותוכן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Gliederung_20_2" style:display-name="כותרת ותוכן~LT~Gliederung 2" style:family="paragraph" style:parent-style-name="כותרת_20_ותוכן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3" style:display-name="כותרת ותוכן~LT~Gliederung 3" style:family="paragraph" style:parent-style-name="כותרת_20_ותוכן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4" style:display-name="כותרת ותוכן~LT~Gliederung 4" style:family="paragraph" style:parent-style-name="כותרת_20_ותוכן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5" style:display-name="כותרת ותוכן~LT~Gliederung 5" style:family="paragraph" style:parent-style-name="כותרת_20_ותוכן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6" style:display-name="כותרת ותוכן~LT~Gliederung 6" style:family="paragraph" style:parent-style-name="כותרת_20_ותוכן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7" style:display-name="כותרת ותוכן~LT~Gliederung 7" style:family="paragraph" style:parent-style-name="כותרת_20_ותוכן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8" style:display-name="כותרת ותוכן~LT~Gliederung 8" style:family="paragraph" style:parent-style-name="כותרת_20_ותוכן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9" style:display-name="כותרת ותוכן~LT~Gliederung 9" style:family="paragraph" style:parent-style-name="כותרת_20_ותוכן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Titel" style:display-name="כותרת ותוכן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Untertitel" style:display-name="כותרת 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Notizen" style:display-name="כותרת 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Hintergrundobjekte" style:display-name="כותרת 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Hintergrund" style:display-name="כותרת 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Gliederung_20_1" style:display-name="שני תכנים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Gliederung_20_2" style:display-name="שני תכנים~LT~Gliederung 2" style:family="paragraph" style:parent-style-name="שני_20_תכנים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3" style:display-name="שני תכנים~LT~Gliederung 3" style:family="paragraph" style:parent-style-name="שני_20_תכנים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4" style:display-name="שני תכנים~LT~Gliederung 4" style:family="paragraph" style:parent-style-name="שני_20_תכנים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5" style:display-name="שני תכנים~LT~Gliederung 5" style:family="paragraph" style:parent-style-name="שני_20_תכנים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6" style:display-name="שני תכנים~LT~Gliederung 6" style:family="paragraph" style:parent-style-name="שני_20_תכנים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7" style:display-name="שני תכנים~LT~Gliederung 7" style:family="paragraph" style:parent-style-name="שני_20_תכנים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8" style:display-name="שני תכנים~LT~Gliederung 8" style:family="paragraph" style:parent-style-name="שני_20_תכנים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9" style:display-name="שני תכנים~LT~Gliederung 9" style:family="paragraph" style:parent-style-name="שני_20_תכנים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Titel" style:display-name="שני תכנים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Untertitel" style:display-name="שני 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Notizen" style:display-name="שני 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Hintergrundobjekte" style:display-name="שני 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Hintergrund" style:display-name="שני 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Gliederung_20_1" style:display-name="כותרת בלבד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Gliederung_20_2" style:display-name="כותרת בלבד~LT~Gliederung 2" style:family="paragraph" style:parent-style-name="כותרת_20_בלבד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3" style:display-name="כותרת בלבד~LT~Gliederung 3" style:family="paragraph" style:parent-style-name="כותרת_20_בלבד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4" style:display-name="כותרת בלבד~LT~Gliederung 4" style:family="paragraph" style:parent-style-name="כותרת_20_בלבד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5" style:display-name="כותרת בלבד~LT~Gliederung 5" style:family="paragraph" style:parent-style-name="כותרת_20_בלבד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6" style:display-name="כותרת בלבד~LT~Gliederung 6" style:family="paragraph" style:parent-style-name="כותרת_20_בלבד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7" style:display-name="כותרת בלבד~LT~Gliederung 7" style:family="paragraph" style:parent-style-name="כותרת_20_בלבד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8" style:display-name="כותרת בלבד~LT~Gliederung 8" style:family="paragraph" style:parent-style-name="כותרת_20_בלבד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9" style:display-name="כותרת בלבד~LT~Gliederung 9" style:family="paragraph" style:parent-style-name="כותרת_20_בלבד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Titel" style:display-name="כותרת בלבד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Untertitel" style:display-name="כותרת 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Notizen" style:display-name="כותרת 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Hintergrundobjekte" style:display-name="כותרת 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Hintergrund" style:display-name="כותרת 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4-05T13:12:31.265804675</dc:date>
    <meta:editing-duration>P12DT6H4M44S</meta:editing-duration>
    <meta:editing-cycles>1189</meta:editing-cycles>
    <meta:document-statistic meta:table-count="0" meta:image-count="0" meta:object-count="0" meta:page-count="1" meta:paragraph-count="58" meta:word-count="966" meta:character-count="5659" meta:non-whitespace-character-count="4731"/>
  </office:meta>
</office:document-meta>
</file>